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100000042209A5A47592AE7A8.png" manifest:media-type="image/png"/>
  <manifest:file-entry manifest:full-path="Pictures/1002480700000505000006DE98D3327A53B33A2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ed1c24" draw:marker-start-width="0.509cm" draw:marker-end-width="0.509cm" draw:fill="none" draw:textarea-horizontal-align="justify" draw:textarea-vertical-align="middle" draw:auto-grow-height="false" fo:min-height="1.047cm" fo:min-width="8.007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5da9" draw:marker-start-width="0.509cm" draw:marker-end-width="0.509cm" draw:fill="none" draw:textarea-horizontal-align="justify" draw:textarea-vertical-align="middle" draw:auto-grow-height="false" fo:min-height="1.081cm" fo:min-width="7.971cm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4" style:family="graphic" style:parent-style-name="objectwithoutfill">
      <style:graphic-properties svg:stroke-width="0.076cm" svg:stroke-color="#333333" draw:marker-start-width="0.336cm" draw:marker-end="Arrow" draw:marker-end-width="0.508cm" draw:fill="none" draw:textarea-horizontal-align="center" draw:textarea-vertical-align="middle" fo:padding-top="0.162cm" fo:padding-bottom="0.162cm" fo:padding-left="0.287cm" fo:padding-right="0.28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2cm" svg:stroke-color="#ed1c24" draw:marker-start-width="0.509cm" draw:marker-end-width="0.509cm" draw:fill="none" draw:textarea-horizontal-align="justify" draw:textarea-vertical-align="middle" draw:auto-grow-height="false" fo:min-height="1.047cm" fo:min-width="9.126cm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005da9" draw:marker-start-width="0.509cm" draw:marker-end-width="0.509cm" draw:fill="none" draw:textarea-horizontal-align="justify" draw:textarea-vertical-align="middle" draw:auto-grow-height="false" fo:min-height="1.081cm" fo:min-width="9.192cm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ed1c24" draw:marker-start-width="0.509cm" draw:marker-end-width="0.509cm" draw:fill="none" draw:textarea-horizontal-align="justify" draw:textarea-vertical-align="middle" draw:auto-grow-height="false" fo:min-height="1.047cm" fo:min-width="9.498cm" fo:padding-top="0.176cm" fo:padding-bottom="0.176cm" fo:padding-left="0.301cm" fo:padding-right="0.301cm"/>
    </style:style>
    <style:style style:name="P1" style:family="paragraph">
      <style:paragraph-properties fo:margin-left="0.254cm" fo:margin-right="0cm" fo:text-align="start" fo:text-indent="0cm" style:writing-mode="lr-tb"/>
      <style:text-properties fo:color="#ed1c24" style:font-name="Liberation Sans1" fo:font-size="28pt" fo:language="ru" fo:country="RU" fo:font-weight="normal" style:font-size-asian="28pt" style:font-weight-asian="normal" style:font-size-complex="28pt" style:font-weight-complex="normal"/>
    </style:style>
    <style:style style:name="P2" style:family="paragraph">
      <loext:graphic-properties draw:fill="none"/>
      <style:paragraph-properties fo:margin-left="0.254cm" fo:margin-right="0cm" fo:text-align="start" fo:text-indent="0cm" style:writing-mode="lr-tb"/>
      <style:text-properties fo:color="#ed1c24" style:font-name="Liberation Sans1" fo:font-size="28pt" fo:language="ru" fo:country="RU" fo:font-weight="normal" style:font-size-asian="28pt" style:font-weight-asian="normal" style:font-size-complex="28pt" style:font-weight-complex="normal"/>
    </style:style>
    <style:style style:name="P3" style:family="paragraph">
      <style:paragraph-properties fo:margin-left="0.254cm" fo:margin-right="0cm" fo:text-align="start" fo:text-indent="0cm" style:writing-mode="lr-tb"/>
      <style:text-properties fo:color="#005da9" style:font-name="Liberation Sans1" fo:font-size="32pt" fo:language="ru" fo:country="RU" fo:font-weight="normal" style:font-size-asian="32pt" style:font-weight-asian="normal" style:font-size-complex="32pt" style:font-weight-complex="normal"/>
    </style:style>
    <style:style style:name="P4" style:family="paragraph">
      <loext:graphic-properties draw:fill="none"/>
      <style:paragraph-properties fo:margin-left="0.254cm" fo:margin-right="0cm" fo:text-align="start" fo:text-indent="0cm" style:writing-mode="lr-tb"/>
      <style:text-properties fo:color="#005da9" style:font-name="Liberation Sans1" fo:font-size="32pt" fo:language="ru" fo:country="RU" fo:font-weight="normal" style:font-size-asian="32pt" style:font-weight-asian="normal" style:font-size-complex="32pt" style:font-weight-complex="normal"/>
    </style:style>
    <style:style style:name="P5" style:family="paragraph">
      <loext:graphic-properties draw:fill="none" draw:fill-color="#ffffff"/>
      <style:paragraph-properties style:writing-mode="lr-tb"/>
      <style:text-properties fo:color="#333333" fo:font-size="32pt" fo:letter-spacing="0.106cm" fo:language="ru" fo:country="RU" fo:font-weight="bold" style:font-size-asian="32pt" style:font-size-complex="32pt"/>
    </style:style>
    <style:style style:name="P6" style:family="paragraph">
      <loext:graphic-properties draw:fill="none"/>
      <style:paragraph-properties fo:text-align="center"/>
      <style:text-properties fo:language="ru" fo:country="RU"/>
    </style:style>
    <style:style style:name="P7" style:family="paragraph">
      <style:paragraph-properties fo:margin-left="0.254cm" fo:margin-right="0cm" fo:text-align="start" fo:text-indent="0cm" style:writing-mode="lr-tb"/>
      <style:text-properties fo:color="#005da9" fo:font-size="32pt" fo:language="ru" fo:country="RU" fo:font-weight="normal" style:font-size-asian="32pt" style:font-weight-asian="normal" style:font-size-complex="32pt" style:font-weight-complex="normal"/>
    </style:style>
    <style:style style:name="P8" style:family="paragraph">
      <loext:graphic-properties draw:fill="none"/>
      <style:paragraph-properties fo:margin-left="0.254cm" fo:margin-right="0cm" fo:text-align="start" fo:text-indent="0cm" style:writing-mode="lr-tb"/>
      <style:text-properties fo:color="#005da9" fo:font-size="32pt" fo:language="ru" fo:country="RU" fo:font-weight="normal" style:font-size-asian="32pt" style:font-weight-asian="normal" style:font-size-complex="32pt" style:font-weight-complex="normal"/>
    </style:style>
    <style:style style:name="P9" style:family="paragraph">
      <loext:graphic-properties draw:fill="none" draw:fill-color="#ffffff"/>
      <style:paragraph-properties style:writing-mode="lr-tb"/>
      <style:text-properties fo:color="#333333" fo:font-size="32pt" fo:letter-spacing="0.106cm" fo:language="ru" fo:country="RU" fo:font-weight="bold" style:font-size-asian="32pt" style:font-weight-asian="bold" style:font-size-complex="32pt" style:font-weight-complex="bold"/>
    </style:style>
    <style:style style:name="T1" style:family="text">
      <style:text-properties fo:color="#ed1c24" style:font-name="Liberation Sans1" fo:font-size="28pt" fo:language="ru" fo:country="RU" fo:font-weight="normal" style:font-size-asian="28pt" style:font-weight-asian="normal" style:font-size-complex="28pt" style:font-weight-complex="normal"/>
    </style:style>
    <style:style style:name="T2" style:family="text">
      <style:text-properties fo:color="#ed1c24" style:font-name="Liberation Sans1" fo:font-size="28pt" fo:language="ru" fo:country="RU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005da9" style:font-name="Liberation Sans1" fo:font-size="32pt" fo:language="ru" fo:country="RU" fo:font-weight="normal" style:font-size-asian="32pt" style:font-weight-asian="normal" style:font-size-complex="32pt" style:font-weight-complex="normal"/>
    </style:style>
    <style:style style:name="T4" style:family="text">
      <style:text-properties fo:color="#333333" fo:font-size="32pt" fo:letter-spacing="0.106cm" fo:language="ru" fo:country="RU" fo:font-weight="bold" style:font-size-asian="32pt" style:font-size-complex="32pt"/>
    </style:style>
    <style:style style:name="T5" style:family="text">
      <style:text-properties fo:color="#005da9" fo:font-size="32pt" fo:language="ru" fo:country="RU" fo:font-weight="normal" style:font-size-asian="32pt" style:font-weight-asian="normal" style:font-size-complex="32pt" style:font-weight-complex="normal"/>
    </style:style>
    <style:style style:name="T6" style:family="text">
      <style:text-properties fo:color="#333333" fo:font-size="32pt" fo:letter-spacing="0.106cm" fo:language="ru" fo:country="RU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609cm" svg:height="1.399cm" svg:x="1cm" svg:y="2.9cm">
          <text:p text:style-name="P1"><text:span text:style-name="T1">DNSKEY <text:s/></text:span><text:span text:style-name="T2">(KSK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8.573cm" svg:height="1.433cm" svg:x="1.002cm" svg:y="4.664cm">
          <text:p text:style-name="P3"><text:span text:style-name="T3">example 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2.883cm" svg:height="1.517cm" svg:x="1cm" svg:y="1.4cm">
          <draw:text-box>
            <text:p><text:span text:style-name="T4">.tld</text:span></text:p>
          </draw:text-box>
        </draw:frame>
        <draw:path draw:style-name="gr4" draw:text-style-name="P6" draw:layer="layout" svg:width="4.199cm" svg:height="4.099cm" svg:x="14.8cm" svg:y="10.6cm" svg:viewBox="0 0 4200 4100" svg:d="M3712 4100c1866-2981-2107-4939-3712-3744">
          <text:p/>
        </draw:path>
        <draw:frame draw:style-name="gr5" draw:text-style-name="P6" draw:layer="layout" svg:width="0.983cm" svg:height="1.345cm" svg:x="13.817cm" svg:y="10.532cm">
          <draw:image xlink:href="Pictures/1002480700000505000006DE98D3327A53B33A22.svg" xlink:type="simple" xlink:show="embed" xlink:actuate="onLoad">
            <text:p/>
          </draw:image>
          <draw:image xlink:href="Pictures/100002010000003100000042209A5A47592AE7A8.png" xlink:type="simple" xlink:show="embed" xlink:actuate="onLoad"/>
        </draw:frame>
        <draw:custom-shape draw:style-name="gr6" draw:text-style-name="P2" draw:layer="layout" svg:width="9.728cm" svg:height="1.399cm" svg:x="5.037cm" svg:y="8.088cm">
          <text:p text:style-name="P1"><text:span text:style-name="T1">DNSKEY <text:s/></text:span><text:span text:style-name="T2">(KSK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9.794cm" svg:height="1.433cm" svg:x="5.039cm" svg:y="9.852cm">
          <text:p text:style-name="P7"><text:span text:style-name="T5">sub.example 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9" draw:layer="layout" svg:width="8.606cm" svg:height="1.517cm" svg:x="4.8cm" svg:y="6.571cm">
          <draw:text-box>
            <text:p><text:span text:style-name="T6">example.tld</text:span></text:p>
          </draw:text-box>
        </draw:frame>
        <draw:custom-shape draw:style-name="gr8" draw:text-style-name="P2" draw:layer="layout" svg:width="10.1cm" svg:height="1.399cm" svg:x="8.4cm" svg:y="13.8cm">
          <text:p text:style-name="P1"><text:span text:style-name="T1">DNSKEY <text:s/></text:span><text:span text:style-name="T2">(KSK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9" draw:layer="layout" svg:width="10.736cm" svg:height="1.517cm" svg:x="8.2cm" svg:y="12.283cm">
          <draw:text-box>
            <text:p><text:span text:style-name="T6">sub.example.tld</text:span></text:p>
          </draw:text-box>
        </draw:frame>
        <draw:path draw:style-name="gr4" draw:text-style-name="P6" draw:layer="layout" svg:width="5.699cm" svg:height="3.776cm" svg:x="9.6cm" svg:y="4.9cm" svg:viewBox="0 0 5700 3777" svg:d="M5208 3777c2199-3165-3588-4632-5208-3265">
          <text:p/>
        </draw:path>
        <draw:frame draw:style-name="gr5" draw:text-style-name="P6" draw:layer="layout" svg:width="0.983cm" svg:height="1.345cm" svg:x="8.363cm" svg:y="5.16cm">
          <draw:image xlink:href="Pictures/1002480700000505000006DE98D3327A53B33A22.svg" xlink:type="simple" xlink:show="embed" xlink:actuate="onLoad">
            <text:p/>
          </draw:image>
          <draw:image xlink:href="Pictures/100002010000003100000042209A5A47592AE7A8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32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2T20:27:02.612676996</meta:creation-date>
    <dc:date>2021-09-12T23:07:08.283323872</dc:date>
    <meta:editing-duration>PT14M42S</meta:editing-duration>
    <meta:editing-cycles>4</meta:editing-cycles>
    <meta:generator>LibreOffice/5.1.6.2$Linux_X86_64 LibreOffice_project/10m0$Build-2</meta:generator>
    <meta:document-statistic meta:object-count="12"/>
  </office:meta>
</office:document-meta>
</file>